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9"><text:span text:style-name="T25">Type: BDKG-</text:span><text:span text:style-name="T26">2</text:span><text:span text:style-name="T25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30">/</text:span><text:span text:style-name="T11">N</text:span><text:span text:style-name="T30">: <text:s text:c="2"/></text:span><text:span text:style-name="T32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7">BDKG-224: γ 0.04 µSv/h – 0.1 µSv/h: ±15%</text:p>
      <text:p text:style-name="P17"><text:span text:style-name="T31"><text:tab/> <text:s text:c="5"/></text:span><text:s/>γ 0.1 µSv/h – 1 Sv/h: ±10%</text:p>
      <text:p text:style-name="P13"/>
      <text:p text:style-name="P3">Operating conditions:</text:p>
      <text:list xml:id="list33883751568035570" text:style-name="L1">
        <text:list-item>
          <text:p text:style-name="P35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5"><text:span text:style-name="T10">Atmospheric pressure<text:tab/></text:span><text:span text:style-name="T10"><text:tab/><text:tab/><text:tab/>98,5 kPa</text:span></text:p>
        </text:list-item>
        <text:list-item>
          <text:p text:style-name="P35"><text:span text:style-name="T10">Relative humidity<text:tab/><text:tab/></text:span><text:span text:style-name="T10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8">BDKG-224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4">H</text:span><text:span text:style-name="T15">1</text:span></text:p>
          </table:table-cell>
          <table:table-cell table:style-name="t1.D3" office:value-type="string">
            <text:p text:style-name="P30"><text:span text:style-name="T9">H</text:span><text:span text:style-name="T15">2</text:span></text:p>
          </table:table-cell>
          <table:table-cell table:style-name="t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J5" office:value-type="string">
            <text:p text:style-name="P11">$1-20</text:p>
          </table:table-cell>
          <table:table-cell table:style-name="t1.K5" office:value-type="string">
            <text:p text:style-name="P12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table-cell table:style-name="t1.K6" table:number-rows-spanned="7" office:value-type="string">
            <text:p text:style-name="P12">±<text:span text:style-name="T8">10</text:span></text:p>
          </table:table-cell>
        </table:table-row>
        <table:table-row table:style-name="t1.5"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1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6"><text:span text:style-name="T8">BDKG-224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4">H</text:span><text:span text:style-name="T15">1</text:span></text:p>
          </table:table-cell>
          <table:table-cell table:style-name="t2.D3" office:value-type="string">
            <text:p text:style-name="P30"><text:span text:style-name="T9">H</text:span><text:span text:style-name="T15">2</text:span></text:p>
          </table:table-cell>
          <table:table-cell table:style-name="t2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8">0,06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J5" office:value-type="string">
            <text:p text:style-name="P11">$2-20</text:p>
          </table:table-cell>
          <table:table-cell table:style-name="t2.K5" office:value-type="string">
            <text:p text:style-name="P12">±<text:span text:style-name="T8">15</text:span></text:p>
          </table:table-cell>
        </table:table-row>
        <table:table-row table:style-name="t2.5"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table-cell table:style-name="t2.K6" table:number-rows-spanned="7" office:value-type="string">
            <text:p text:style-name="P12">±<text:span text:style-name="T8">10</text:span></text:p>
          </table:table-cell>
        </table:table-row>
        <table:table-row table:style-name="t2.5"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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1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6"><text:span text:style-name="T8">BDKG-224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4">H</text:span><text:span text:style-name="T15">1</text:span></text:p>
          </table:table-cell>
          <table:table-cell table:style-name="t3.D3" office:value-type="string">
            <text:p text:style-name="P30"><text:span text:style-name="T9">H</text:span><text:span text:style-name="T15">2</text:span></text:p>
          </table:table-cell>
          <table:table-cell table:style-name="t3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8">0,06</text:span>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J5" office:value-type="string">
            <text:p text:style-name="P11">$3-20</text:p>
          </table:table-cell>
          <table:table-cell table:style-name="t3.K5" office:value-type="string">
            <text:p text:style-name="P12">±<text:span text:style-name="T8">15</text:span></text:p>
          </table:table-cell>
        </table:table-row>
        <table:table-row table:style-name="t3.5">
          <table:table-cell table:style-name="t3.A5" office:value-type="string">
            <text:p text:style-name="P10">0,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table-cell table:style-name="t3.K6" table:number-rows-spanned="7" office:value-type="string">
            <text:p text:style-name="P12">±<text:span text:style-name="T8">10</text:span></text:p>
          </table:table-cell>
        </table:table-row>
        <table:table-row table:style-name="t3.5">
          <table:table-cell table:style-name="t3.A5" office:value-type="string">
            <text:p text:style-name="P10">7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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1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6"><text:span text:style-name="T8">BDKG-224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4">H</text:span><text:span text:style-name="T15">1</text:span></text:p>
          </table:table-cell>
          <table:table-cell table:style-name="t4.D3" office:value-type="string">
            <text:p text:style-name="P30"><text:span text:style-name="T9">H</text:span><text:span text:style-name="T15">2</text:span></text:p>
          </table:table-cell>
          <table:table-cell table:style-name="t4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8">0,06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J5" office:value-type="string">
            <text:p text:style-name="P11">$4-20</text:p>
          </table:table-cell>
          <table:table-cell table:style-name="t4.K5" office:value-type="string">
            <text:p text:style-name="P12">±<text:span text:style-name="T8">15</text:span></text:p>
          </table:table-cell>
        </table:table-row>
        <table:table-row table:style-name="t4.5"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table-cell table:style-name="t4.K6" table:number-rows-spanned="7" office:value-type="string">
            <text:p text:style-name="P12">±<text:span text:style-name="T8">10</text:span></text:p>
          </table:table-cell>
        </table:table-row>
        <table:table-row table:style-name="t4.5"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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1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6"><text:span text:style-name="T8">BDKG-224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4">H</text:span><text:span text:style-name="T15">1</text:span></text:p>
          </table:table-cell>
          <table:table-cell table:style-name="t5.D3" office:value-type="string">
            <text:p text:style-name="P30"><text:span text:style-name="T9">H</text:span><text:span text:style-name="T15">2</text:span></text:p>
          </table:table-cell>
          <table:table-cell table:style-name="t5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8">0,06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J5" office:value-type="string">
            <text:p text:style-name="P11">$5-20</text:p>
          </table:table-cell>
          <table:table-cell table:style-name="t5.K5" office:value-type="string">
            <text:p text:style-name="P12">±<text:span text:style-name="T8">15</text:span></text:p>
          </table:table-cell>
        </table:table-row>
        <table:table-row table:style-name="t5.5"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table-cell table:style-name="t5.K6" table:number-rows-spanned="7" office:value-type="string">
            <text:p text:style-name="P12">±<text:span text:style-name="T8">10</text:span></text:p>
          </table:table-cell>
        </table:table-row>
        <table:table-row table:style-name="t5.5"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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1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6"><text:span text:style-name="T8">BDKG-224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4">H</text:span><text:span text:style-name="T15">1</text:span></text:p>
          </table:table-cell>
          <table:table-cell table:style-name="t6.D3" office:value-type="string">
            <text:p text:style-name="P30"><text:span text:style-name="T9">H</text:span><text:span text:style-name="T15">2</text:span></text:p>
          </table:table-cell>
          <table:table-cell table:style-name="t6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8">0,06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J5" office:value-type="string">
            <text:p text:style-name="P11">$6-20</text:p>
          </table:table-cell>
          <table:table-cell table:style-name="t6.K5" office:value-type="string">
            <text:p text:style-name="P12">±<text:span text:style-name="T8">15</text:span></text:p>
          </table:table-cell>
        </table:table-row>
        <table:table-row table:style-name="t6.5"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table-cell table:style-name="t6.K6" table:number-rows-spanned="7" office:value-type="string">
            <text:p text:style-name="P12">±<text:span text:style-name="T8">10</text:span></text:p>
          </table:table-cell>
        </table:table-row>
        <table:table-row table:style-name="t6.5"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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1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8">BDKG-224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4">H</text:span><text:span text:style-name="T15">1</text:span></text:p>
          </table:table-cell>
          <table:table-cell table:style-name="t7.D3" office:value-type="string">
            <text:p text:style-name="P30"><text:span text:style-name="T9">H</text:span><text:span text:style-name="T15">2</text:span></text:p>
          </table:table-cell>
          <table:table-cell table:style-name="t7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8">0,06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J5" office:value-type="string">
            <text:p text:style-name="P11">$7-20</text:p>
          </table:table-cell>
          <table:table-cell table:style-name="t7.K5" office:value-type="string">
            <text:p text:style-name="P12">±<text:span text:style-name="T8">15</text:span></text:p>
          </table:table-cell>
        </table:table-row>
        <table:table-row table:style-name="t7.5"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table-cell table:style-name="t7.K6" table:number-rows-spanned="7" office:value-type="string">
            <text:p text:style-name="P12">±<text:span text:style-name="T8">10</text:span></text:p>
          </table:table-cell>
        </table:table-row>
        <table:table-row table:style-name="t7.5"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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1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8">BDKG-224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4">H</text:span><text:span text:style-name="T15">1</text:span></text:p>
          </table:table-cell>
          <table:table-cell table:style-name="t8.D3" office:value-type="string">
            <text:p text:style-name="P30"><text:span text:style-name="T9">H</text:span><text:span text:style-name="T15">2</text:span></text:p>
          </table:table-cell>
          <table:table-cell table:style-name="t8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8">0,06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J5" office:value-type="string">
            <text:p text:style-name="P11">$8-20</text:p>
          </table:table-cell>
          <table:table-cell table:style-name="t8.K5" office:value-type="string">
            <text:p text:style-name="P12">±<text:span text:style-name="T8">15</text:span></text:p>
          </table:table-cell>
        </table:table-row>
        <table:table-row table:style-name="t8.5"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table-cell table:style-name="t8.K6" table:number-rows-spanned="7" office:value-type="string">
            <text:p text:style-name="P12">±<text:span text:style-name="T8">10</text:span></text:p>
          </table:table-cell>
        </table:table-row>
        <table:table-row table:style-name="t8.5"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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1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8">BDKG-224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4">H</text:span><text:span text:style-name="T15">1</text:span></text:p>
          </table:table-cell>
          <table:table-cell table:style-name="t9.D3" office:value-type="string">
            <text:p text:style-name="P30"><text:span text:style-name="T9">H</text:span><text:span text:style-name="T15">2</text:span></text:p>
          </table:table-cell>
          <table:table-cell table:style-name="t9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8">0,06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J5" office:value-type="string">
            <text:p text:style-name="P11">$9-20</text:p>
          </table:table-cell>
          <table:table-cell table:style-name="t9.K5" office:value-type="string">
            <text:p text:style-name="P12">±<text:span text:style-name="T8">15</text:span></text:p>
          </table:table-cell>
        </table:table-row>
        <table:table-row table:style-name="t9.5"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table-cell table:style-name="t9.K6" table:number-rows-spanned="7" office:value-type="string">
            <text:p text:style-name="P12">±<text:span text:style-name="T8">10</text:span></text:p>
          </table:table-cell>
        </table:table-row>
        <table:table-row table:style-name="t9.5"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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1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6"><text:span text:style-name="T8">BDKG-224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4">H</text:span><text:span text:style-name="T15">1</text:span></text:p>
          </table:table-cell>
          <table:table-cell table:style-name="t10.D3" office:value-type="string">
            <text:p text:style-name="P30"><text:span text:style-name="T9">H</text:span><text:span text:style-name="T15">2</text:span></text:p>
          </table:table-cell>
          <table:table-cell table:style-name="t10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8">0,06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J5" office:value-type="string">
            <text:p text:style-name="P11">$10-20</text:p>
          </table:table-cell>
          <table:table-cell table:style-name="t10.K5" office:value-type="string">
            <text:p text:style-name="P12">±<text:span text:style-name="T8">15</text:span></text:p>
          </table:table-cell>
        </table:table-row>
        <table:table-row table:style-name="t10.5"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table-cell table:style-name="t10.K6" table:number-rows-spanned="7" office:value-type="string">
            <text:p text:style-name="P12">±<text:span text:style-name="T8">10</text:span></text:p>
          </table:table-cell>
        </table:table-row>
        <table:table-row table:style-name="t10.5"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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1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6"><text:span text:style-name="T8">BDKG-224 (</text:span><text:span text:style-name="T12"></text:span><text:span text:style-name="T8">) sn: $bd_num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1"><text:span text:style-name="T14">H</text:span><text:span text:style-name="T15">1</text:span></text:p>
          </table:table-cell>
          <table:table-cell table:style-name="t11.D3" office:value-type="string">
            <text:p text:style-name="P30"><text:span text:style-name="T9">H</text:span><text:span text:style-name="T15">2</text:span></text:p>
          </table:table-cell>
          <table:table-cell table:style-name="t1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8">0,06</text:span> 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J5" office:value-type="string">
            <text:p text:style-name="P14">$11-20</text:p>
          </table:table-cell>
          <table:table-cell table:style-name="t11.K5" office:value-type="string">
            <text:p text:style-name="P10">±<text:span text:style-name="T8">15</text:span></text:p>
          </table:table-cell>
        </table:table-row>
        <table:table-row table:style-name="t11.5"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table-cell table:style-name="t11.K6" table:number-rows-spanned="7" office:value-type="string">
            <text:p text:style-name="P10">±<text:span text:style-name="T8">10</text:span></text:p>
          </table:table-cell>
        </table:table-row>
        <table:table-row table:style-name="t11.5"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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1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6"><text:span text:style-name="T8">BDKG-224 (</text:span><text:span text:style-name="T12"></text:span><text:span text:style-name="T8">) sn: $bd_num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2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1"><text:span text:style-name="T14">H</text:span><text:span text:style-name="T15">1</text:span></text:p>
          </table:table-cell>
          <table:table-cell table:style-name="t12.D3" office:value-type="string">
            <text:p text:style-name="P30"><text:span text:style-name="T9">H</text:span><text:span text:style-name="T15">2</text:span></text:p>
          </table:table-cell>
          <table:table-cell table:style-name="t12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8">0,06</text:span> 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J5" office:value-type="string">
            <text:p text:style-name="P14">$12-20</text:p>
          </table:table-cell>
          <table:table-cell table:style-name="t12.K5" office:value-type="string">
            <text:p text:style-name="P10">±<text:span text:style-name="T8">15</text:span></text:p>
          </table:table-cell>
        </table:table-row>
        <table:table-row table:style-name="t12.5"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table-cell table:style-name="t12.K6" table:number-rows-spanned="7" office:value-type="string">
            <text:p text:style-name="P10">±<text:span text:style-name="T8">10</text:span></text:p>
          </table:table-cell>
        </table:table-row>
        <table:table-row table:style-name="t12.5"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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1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2:35.81</dc:date>
    <meta:print-date>2019-04-03T15:18:00</meta:print-date>
    <meta:editing-cycles>146</meta:editing-cycles>
    <meta:editing-duration>PT10H36M3S</meta:editing-duration>
    <meta:generator>OpenOffice/4.1.6$Win32 OpenOffice.org_project/416m1$Build-9790</meta:generator>
    <meta:document-statistic meta:table-count="13" meta:image-count="1" meta:object-count="0" meta:page-count="7" meta:paragraph-count="1225" meta:word-count="1980" meta:character-count="10748"/>
  </office:meta>
</office:document-meta>
</file>